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rebuchet MS" svg:font-family="'Trebuchet MS'" style:font-family-generic="swiss"/>
  </office:font-face-decls>
  <office:automatic-styles>
    <style:style style:name="P1" style:family="paragraph" style:parent-style-name="Standard">
      <style:paragraph-properties fo:text-align="center" style:justify-single-word="false"/>
      <style:text-properties style:font-name="Trebuchet MS" fo:font-size="24pt" fo:language="nl" fo:country="NL" fo:font-style="normal" fo:font-weight="normal" officeooo:rsid="000bb05e" officeooo:paragraph-rsid="000bb05e" style:font-size-asian="24pt" style:font-style-asian="normal" style:font-weight-asian="normal" style:font-size-complex="24pt" style:font-style-complex="normal" style:font-weight-complex="normal"/>
    </style:style>
    <style:style style:name="P2" style:family="paragraph" style:parent-style-name="Standard">
      <style:text-properties style:font-name="Trebuchet MS" fo:language="nl" fo:country="NL" officeooo:rsid="000bb05e" officeooo:paragraph-rsid="000bb05e"/>
    </style:style>
    <style:style style:name="P3" style:family="paragraph" style:parent-style-name="Standard">
      <style:text-properties style:font-name="Trebuchet MS" fo:language="nl" fo:country="NL" fo:font-style="italic" officeooo:rsid="000bb05e" officeooo:paragraph-rsid="000bb05e" style:font-style-asian="italic" style:font-style-complex="italic"/>
    </style:style>
    <style:style style:name="P4" style:family="paragraph" style:parent-style-name="Standard">
      <style:text-properties style:font-name="Trebuchet MS" fo:language="nl" fo:country="NL" fo:font-style="italic" officeooo:rsid="000dae1e" officeooo:paragraph-rsid="000dae1e" style:font-style-asian="italic" style:font-style-complex="italic"/>
    </style:style>
    <style:style style:name="P5" style:family="paragraph" style:parent-style-name="Standard">
      <style:text-properties style:font-name="Trebuchet MS" fo:language="nl" fo:country="NL" fo:font-style="italic" officeooo:rsid="000e7b3b" officeooo:paragraph-rsid="000e7b3b" style:font-style-asian="italic" style:font-style-complex="italic"/>
    </style:style>
    <style:style style:name="P6" style:family="paragraph" style:parent-style-name="Standard">
      <style:text-properties style:font-name="Trebuchet MS" fo:language="nl" fo:country="NL" fo:font-style="normal" officeooo:rsid="000dae1e" officeooo:paragraph-rsid="000dae1e" style:font-style-asian="normal" style:font-style-complex="normal"/>
    </style:style>
    <style:style style:name="P7" style:family="paragraph" style:parent-style-name="Standard">
      <style:text-properties style:font-name="Trebuchet MS" fo:language="nl" fo:country="NL" fo:font-style="normal" officeooo:rsid="000bb05e" officeooo:paragraph-rsid="000bb05e" style:font-style-asian="normal" style:font-style-complex="normal"/>
    </style:style>
    <style:style style:name="P8" style:family="paragraph" style:parent-style-name="Standard">
      <style:text-properties style:font-name="Trebuchet MS" fo:language="nl" fo:country="NL" fo:font-style="normal" officeooo:rsid="000e7b3b" officeooo:paragraph-rsid="000e7b3b" style:font-style-asian="normal" style:font-style-complex="normal"/>
    </style:style>
    <style:style style:name="P9" style:family="paragraph" style:parent-style-name="Subtitle">
      <style:paragraph-properties fo:text-align="center" style:justify-single-word="false"/>
      <style:text-properties fo:color="#999999" loext:opacity="100%" fo:font-size="12pt" fo:font-style="italic" officeooo:rsid="00105c65" officeooo:paragraph-rsid="00105c65" style:font-size-asian="12pt" style:font-style-asian="italic" style:font-size-complex="12pt" style:font-style-complex="italic"/>
    </style:style>
    <style:style style:name="T1" style:family="text">
      <style:text-properties officeooo:rsid="000e7b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flectie</text:p>
      <text:p text:style-name="P9">Roel Vugts</text:p>
      <text:p text:style-name="P2"/>
      <text:p text:style-name="P3">Plan van aanpak</text:p>
      <text:p text:style-name="P6">Ik had niet echt een duidelijk plan van aanpak. Ik had vooraf niet echt nagedacht over welke eigenschappen de synth moest hebben en wat de ‘is a’ en ‘has a’ relaties zijn. Ik ben begonnen met het maken van een simpele sinus osc en heb vervolgens steeds verder gebouwd. Als ik dan iets af had bedacht ik weer een nieuwe functionaliteit die ik wilde en ging ik daarmee verder. Hierdoor heb ik de classenstructuur gaandeweg een aantal keer moeten aanpassen.</text:p>
      <text:p text:style-name="P6"/>
      <text:p text:style-name="P4">Proces</text:p>
      <text:p text:style-name="P6">Doordat mijn concept tussentijds steeds werd aangepast kostte het soms best wat tijd om een goede structuur te programmeren. In het vervolg wil ik hier vooraf wel beter over nadenken. Ik denk dat ik dat nu niet gedaan heb doordat ik in het begin voor mijzelf geen goed overzicht had over de classen structuur. Die classen structuur en de ‘is a’ en ‘has a’ relaties zijn nu wel een stuk duidelijker. Ik merk ook dat als ik dat goed toepas het programmeren ook een stuk makkelijker wordt.</text:p>
      <text:p text:style-name="P6"/>
      <text:p text:style-name="P4">Eindoplevering</text:p>
      <text:p text:style-name="P6">Ik ben wel redelijk tevreden over de eindoplevering. <text:span text:style-name="T1">Er zijn wel dingen die ik nog graag had willen verbeteren maar vanwege de deadline geen tijd voor heb gehad. Dit is bijvoorbeeld de UI. Het is nu een grote vragenlijst om alle parameters van de synth in te stellen. Ik had liever gehad dat de synth begint met een ‘init preset’ en dat je daarna parameters kunt aanpassen. Ook hoor ik veel clicks en kraakjes bij het afspelen van veel voices of snelle modulaties. Dit had ik ook wel graag willen oplossen. </text:span></text:p>
      <text:p text:style-name="P6"/>
      <text:p text:style-name="P8">De envelope van mijn synth kan ik ook niet onderbreken en opnieuw starten. De envelope wacht totdat ie klaar is en dan pas kan de volgende note triggeren. Hierdoor kun je bij lange envelope tijden geen snelle BPM’s afspelen.</text:p>
      <text:p text:style-name="P8"/>
      <text:p text:style-name="P5">Take-aways</text:p>
      <text:p text:style-name="P8">Voor een volgende keer zou ik vantevoren beter nadenken over de classenstructuur en welke functies in de base class kunnen en welke in de subclass. </text:p>
      <text:p text:style-name="P8"/>
      <text:p text:style-name="P5">Inzet</text:p>
      <text:p text:style-name="P8">Echt een heel duidelijk urenoverzicht per week kan ik niet geven. Ik denk dat ik per week ongeveer 10 uur aan zelfstudie heb besteed. Tegen het einde van de opdracht zal dit iets meer zijn 10 -15 uur. </text:p>
      <text:p text:style-name="P8"/>
      <text:p text:style-name="P8"/>
      <text:p text:style-name="P8"/>
      <text:p text:style-name="P8"/>
      <text:p text:style-name="P8"/>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rebuchet MS" svg:font-family="'Trebuchet MS'"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7T11:02:09.674620631</meta:creation-date>
    <dc:date>2022-12-17T11:34:33.758688835</dc:date>
    <meta:editing-duration>PT9M43S</meta:editing-duration>
    <meta:editing-cycles>2</meta:editing-cycles>
    <meta:generator>LibreOffice/7.3.7.2$Linux_X86_64 LibreOffice_project/30$Build-2</meta:generator>
    <meta:document-statistic meta:table-count="0" meta:image-count="0" meta:object-count="0" meta:page-count="1" meta:paragraph-count="13" meta:word-count="370" meta:character-count="2089" meta:non-whitespace-character-count="1729"/>
  </office:meta>
</office:document-meta>
</file>